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1e38c" officeooo:paragraph-rsid="0011e38c"/>
    </style:style>
    <style:style style:name="P2" style:family="paragraph" style:parent-style-name="Standard">
      <style:text-properties officeooo:rsid="0015321b" officeooo:paragraph-rsid="001532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T - kfold</text:p>
      <text:p text:style-name="P1">numfaixa=3; <text:s text:c="7"/></text:p>
      <text:p text:style-name="P1">V=5; <text:s text:c="13"/></text:p>
      <text:p text:style-name="P1">iris_ok.txt</text:p>
      <text:p text:style-name="P1"/>
      <text:p text:style-name="P1"/>
      <text:p text:style-name="P1">80<text:tab/>68.0000000000000<text:tab/>100<text:tab/>100</text:p>
      <text:p text:style-name="P1">74.0000000000000<text:tab/>76.0000000000000<text:tab/>88<text:tab/>90</text:p>
      <text:p text:style-name="P1">68.0000000000000<text:tab/>68.0000000000000<text:tab/>74.0000000000000<text:tab/>90</text:p>
      <text:p text:style-name="P1"/>
      <text:p text:style-name="P2">obs.: a cada execução a tabela de acertos acima modifica</text:p>
      <text:p text:style-name="P2"/>
      <text:p text:style-name="P1">======= Atributos Relevantes ==========</text:p>
      <text:p text:style-name="P1">Grupo <text:s/>1: <text:s/>petallength <text:s text:c="2"/>petalwidth <text:s/></text:p>
      <text:p text:style-name="P1">Grupo <text:s/>2: <text:s/>petallength <text:s text:c="2"/>petalwidth <text:s/></text:p>
      <text:p text:style-name="P1">Grupo <text:s/>3: <text:s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2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3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1 <text:tab/>40</text:p>
      <text:p text:style-name="P1">sepalwidth <text:tab/>2 <text:tab/>28</text:p>
      <text:p text:style-name="P1">petallength <text:tab/>1 <text:tab/>50</text:p>
      <text:p text:style-name="P1">petalwidth <text:tab/>1 <text:tab/>50</text:p>
      <text:p text:style-name="P1"/>
      <text:p text:style-name="P1">Grupo : 2</text:p>
      <text:p text:style-name="P1">Atributo <text:tab/>Faixa <text:tab/>Qtd_Rep</text:p>
      <text:p text:style-name="P1">sepallength <text:tab/>2 <text:tab/>36</text:p>
      <text:p text:style-name="P1">sepalwidth <text:tab/>2 <text:tab/>29</text:p>
      <text:p text:style-name="P1"><text:soft-page-break/>petallength <text:tab/>2 <text:tab/>43</text:p>
      <text:p text:style-name="P1">petalwidth <text:tab/>2 <text:tab/>42</text:p>
      <text:p text:style-name="P1"/>
      <text:p text:style-name="P1">Grupo : 3</text:p>
      <text:p text:style-name="P1">Atributo <text:tab/>Faixa <text:tab/>Qtd_Rep</text:p>
      <text:p text:style-name="P1">sepallength <text:tab/>3 <text:tab/>26</text:p>
      <text:p text:style-name="P1">sepalwidth <text:tab/>2 <text:tab/>36</text:p>
      <text:p text:style-name="P1">petallength <text:tab/>3 <text:tab/>34</text:p>
      <text:p text:style-name="P1">petalwidth <text:tab/>3 <text:tab/>45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Erros <text:tab/>#Tx_Erros</text:p>
      <text:p text:style-name="P1">1 <text:tab/>50 <text:tab/>petallength <text:tab/>[1.000000 ~ 3.700000] <text:tab/>50 <text:tab/><text:tab/>0 <text:tab/>0.000000</text:p>
      <text:p text:style-name="P1">1 <text:tab/>50 <text:tab/>petalwidth <text:tab/>[0.100000 ~ 1.000000] <text:tab/>50 <text:tab/><text:tab/>0 <text:tab/>0.000000</text:p>
      <text:p text:style-name="P1">2 <text:tab/>50 <text:tab/>petallength <text:tab/>[3.700000 ~ 5.100000] <text:tab/>43 <text:tab/><text:tab/>7 <text:tab/>14.000000</text:p>
      <text:p text:style-name="P1">2 <text:tab/>50 <text:tab/>petalwidth <text:tab/>[1.000000 ~ 1.700000] <text:tab/>42 <text:tab/><text:tab/>8 <text:tab/>16.000000</text:p>
      <text:p text:style-name="P1">3 <text:tab/>50 <text:tab/>petalwidth <text:tab/>[1.700000 ~ 2.500000] <text:tab/>45 <text:tab/><text:tab/>5 <text:tab/>10.000000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1:29:51.878594467</meta:creation-date>
    <dc:date>2017-11-19T15:14:04.028024148</dc:date>
    <meta:editing-duration>PT9M58S</meta:editing-duration>
    <meta:editing-cycles>2</meta:editing-cycles>
    <meta:generator>LibreOffice/5.3.4.2$Linux_X86_64 LibreOffice_project/30m0$Build-2</meta:generator>
    <meta:document-statistic meta:table-count="0" meta:image-count="0" meta:object-count="0" meta:page-count="2" meta:paragraph-count="55" meta:word-count="311" meta:character-count="2219" meta:non-whitespace-character-count="1806"/>
  </office:meta>
</office:document-meta>
</file>